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7.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2586000" calcext:value-type="float">
            <text:p>2586000</text:p>
          </table:table-cell>
          <table:table-cell office:value-type="float" office:value="2977000" calcext:value-type="float">
            <text:p>2977000</text:p>
          </table:table-cell>
          <table:table-cell office:value-type="float" office:value="3658000" calcext:value-type="float">
            <text:p>3658000</text:p>
          </table:table-cell>
          <table:table-cell office:value-type="float" office:value="3858000" calcext:value-type="float">
            <text:p>3858000</text:p>
          </table:table-cell>
          <table:table-cell office:value-type="float" office:value="7504000" calcext:value-type="float">
            <text:p>7504000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2359000" calcext:value-type="float">
            <text:p>-2359000</text:p>
          </table:table-cell>
          <table:table-cell office:value-type="float" office:value="-2422000" calcext:value-type="float">
            <text:p>-2422000</text:p>
          </table:table-cell>
          <table:table-cell office:value-type="float" office:value="-3307000" calcext:value-type="float">
            <text:p>-3307000</text:p>
          </table:table-cell>
          <table:table-cell office:value-type="float" office:value="-3435000" calcext:value-type="float">
            <text:p>-3435000</text:p>
          </table:table-cell>
          <table:table-cell office:value-type="float" office:value="-6905000" calcext:value-type="float">
            <text:p>-6905000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227000" calcext:value-type="float">
            <text:p>227000</text:p>
          </table:table-cell>
          <table:table-cell office:value-type="float" office:value="555000" calcext:value-type="float">
            <text:p>555000</text:p>
          </table:table-cell>
          <table:table-cell office:value-type="float" office:value="351000" calcext:value-type="float">
            <text:p>351000</text:p>
          </table:table-cell>
          <table:table-cell office:value-type="float" office:value="423000" calcext:value-type="float">
            <text:p>423000</text:p>
          </table:table-cell>
          <table:table-cell office:value-type="float" office:value="599000" calcext:value-type="float">
            <text:p>599000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130000" calcext:value-type="float">
            <text:p>130000</text:p>
          </table:table-cell>
          <table:table-cell office:value-type="float" office:value="442000" calcext:value-type="float">
            <text:p>442000</text:p>
          </table:table-cell>
          <table:table-cell office:value-type="float" office:value="188000" calcext:value-type="float">
            <text:p>188000</text:p>
          </table:table-cell>
          <table:table-cell office:value-type="float" office:value="238000" calcext:value-type="float">
            <text:p>238000</text:p>
          </table:table-cell>
          <table:table-cell office:value-type="float" office:value="373000" calcext:value-type="float">
            <text:p>373000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0.86" calcext:value-type="float">
            <text:p>0,86</text:p>
          </table:table-cell>
          <table:table-cell office:value-type="float" office:value="2.94" calcext:value-type="float">
            <text:p>2,94</text:p>
          </table:table-cell>
          <table:table-cell office:value-type="float" office:value="1.25" calcext:value-type="float">
            <text:p>1,25</text:p>
          </table:table-cell>
          <table:table-cell office:value-type="float" office:value="1.24" calcext:value-type="float">
            <text:p>1,24</text:p>
          </table:table-cell>
          <table:table-cell office:value-type="float" office:value="2.48" calcext:value-type="float">
            <text:p>2,48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table:number-columns-repeated="3" office:value-type="float" office:value="150348256" calcext:value-type="float">
            <text:p>150348256</text:p>
          </table:table-cell>
          <table:table-cell office:value-type="float" office:value="191393330" calcext:value-type="float">
            <text:p>191393330</text:p>
          </table:table-cell>
          <table:table-cell office:value-type="float" office:value="150348256" calcext:value-type="float">
            <text:p>150348256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1063000" calcext:value-type="float">
            <text:p>1063000</text:p>
          </table:table-cell>
          <table:table-cell office:value-type="float" office:value="1158000" calcext:value-type="float">
            <text:p>1158000</text:p>
          </table:table-cell>
          <table:table-cell office:value-type="float" office:value="1173000" calcext:value-type="float">
            <text:p>1173000</text:p>
          </table:table-cell>
          <table:table-cell office:value-type="float" office:value="2223000" calcext:value-type="float">
            <text:p>2223000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2226000" calcext:value-type="float">
            <text:p>2226000</text:p>
          </table:table-cell>
          <table:table-cell office:value-type="float" office:value="2146000" calcext:value-type="float">
            <text:p>2146000</text:p>
          </table:table-cell>
          <table:table-cell office:value-type="float" office:value="2245000" calcext:value-type="float">
            <text:p>2245000</text:p>
          </table:table-cell>
          <table:table-cell office:value-type="float" office:value="2505000" calcext:value-type="float">
            <text:p>2505000</text:p>
          </table:table-cell>
          <table:table-cell office:value-type="float" office:value="4419000" calcext:value-type="float">
            <text:p>4419000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3236000" calcext:value-type="float">
            <text:p>3236000</text:p>
          </table:table-cell>
          <table:table-cell office:value-type="float" office:value="3209000" calcext:value-type="float">
            <text:p>3209000</text:p>
          </table:table-cell>
          <table:table-cell office:value-type="float" office:value="3403000" calcext:value-type="float">
            <text:p>3403000</text:p>
          </table:table-cell>
          <table:table-cell office:value-type="float" office:value="3678000" calcext:value-type="float">
            <text:p>3678000</text:p>
          </table:table-cell>
          <table:table-cell office:value-type="float" office:value="6642000" calcext:value-type="float">
            <text:p>6642000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1431000" calcext:value-type="float">
            <text:p>1431000</text:p>
          </table:table-cell>
          <table:table-cell office:value-type="float" office:value="1436000" calcext:value-type="float">
            <text:p>1436000</text:p>
          </table:table-cell>
          <table:table-cell office:value-type="float" office:value="1221000" calcext:value-type="float">
            <text:p>1221000</text:p>
          </table:table-cell>
          <table:table-cell office:value-type="float" office:value="1173000" calcext:value-type="float">
            <text:p>1173000</text:p>
          </table:table-cell>
          <table:table-cell office:value-type="float" office:value="2207000" calcext:value-type="float">
            <text:p>2207000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1805000" calcext:value-type="float">
            <text:p>1805000</text:p>
          </table:table-cell>
          <table:table-cell office:value-type="float" office:value="1773000" calcext:value-type="float">
            <text:p>1773000</text:p>
          </table:table-cell>
          <table:table-cell office:value-type="float" office:value="2182000" calcext:value-type="float">
            <text:p>2182000</text:p>
          </table:table-cell>
          <table:table-cell office:value-type="float" office:value="2505000" calcext:value-type="float">
            <text:p>2505000</text:p>
          </table:table-cell>
          <table:table-cell office:value-type="float" office:value="4435000" calcext:value-type="float">
            <text:p>4435000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3236000" calcext:value-type="float">
            <text:p>3236000</text:p>
          </table:table-cell>
          <table:table-cell office:value-type="float" office:value="3209000" calcext:value-type="float">
            <text:p>3209000</text:p>
          </table:table-cell>
          <table:table-cell office:value-type="float" office:value="3403000" calcext:value-type="float">
            <text:p>3403000</text:p>
          </table:table-cell>
          <table:table-cell office:value-type="float" office:value="3678000" calcext:value-type="float">
            <text:p>3678000</text:p>
          </table:table-cell>
          <table:table-cell office:value-type="float" office:value="6642000" calcext:value-type="float">
            <text:p>6642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1:45:13.9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4S</meta:editing-duration>
    <meta:editing-cycles>3</meta:editing-cycles>
    <meta:generator>LibreOffice/5.4.2.2$Windows_X86_64 LibreOffice_project/22b09f6418e8c2d508a9eaf86b2399209b0990f4</meta:generator>
    <dc:date>2017-11-22T11:45:26.329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